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font-size="24pt" style:font-size-asian="24pt" style:font-size-complex="24pt"/>
    </style:style>
    <style:style style:name="P2" style:parent-style-name="Normal" style:family="paragraph">
      <style:text-properties fo:font-size="18pt" style:font-size-asian="18pt" style:font-size-complex="18pt"/>
    </style:style>
    <style:style style:name="P3" style:parent-style-name="Normal" style:family="paragraph">
      <style:text-properties fo:font-size="18pt" style:font-size-asian="18pt" style:font-size-complex="18pt"/>
    </style:style>
    <style:style style:name="P4" style:parent-style-name="Normal" style:family="paragraph">
      <style:text-properties fo:font-size="18pt" style:font-size-asian="18pt" style:font-size-complex="18pt"/>
    </style:style>
    <style:style style:name="P5" style:parent-style-name="Normal" style:family="paragraph">
      <style:text-properties fo:font-size="18pt" style:font-size-asian="18pt" style:font-size-complex="18pt"/>
    </style:style>
    <style:style style:name="P6" style:parent-style-name="Normal" style:family="paragraph">
      <style:text-properties fo:font-size="18pt" style:font-size-asian="18pt" style:font-size-complex="18pt"/>
    </style:style>
    <style:style style:name="P7" style:parent-style-name="Normal" style:family="paragraph">
      <style:text-properties fo:font-size="18pt" style:font-size-asian="18pt" style:font-size-complex="18pt"/>
    </style:style>
    <style:style style:name="P8" style:parent-style-name="Normal" style:family="paragraph">
      <style:paragraph-properties fo:break-before="page"/>
    </style:style>
    <style:style style:name="T9" style:parent-style-name="DefaultParagraphFont"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10" style:parent-style-name="Normal" style:family="paragraph">
      <style:text-properties fo:font-size="18pt" style:font-size-asian="18pt" style:font-size-complex="18pt"/>
    </style:style>
    <style:style style:name="P11" style:parent-style-name="Normal" style:family="paragraph">
      <style:text-properties fo:font-size="18pt" style:font-size-asian="18pt" style:font-size-complex="18pt"/>
    </style:style>
    <style:style style:name="P12" style:parent-style-name="Normal" style:family="paragraph">
      <style:text-properties fo:font-size="18pt" style:font-size-asian="18pt" style:font-size-complex="18pt"/>
    </style:style>
    <style:style style:name="P13" style:parent-style-name="Normal" style:family="paragraph">
      <style:text-properties fo:font-size="18pt" style:font-size-asian="18pt" style:font-size-complex="18pt"/>
    </style:style>
    <style:style style:name="P14" style:parent-style-name="Normal" style:family="paragraph">
      <style:text-properties fo:font-size="18pt" style:font-size-asian="18pt" style:font-size-complex="18pt"/>
    </style:style>
    <style:style style:name="P15" style:parent-style-name="Normal" style:family="paragraph">
      <style:text-properties fo:font-size="18pt" style:font-size-asian="18pt" style:font-size-complex="18pt"/>
    </style:style>
    <style:style style:name="P16" style:parent-style-name="Normal" style:family="paragraph">
      <style:text-properties fo:font-weight="bold" style:font-weight-asian="bold" style:font-weight-complex="bold" fo:font-size="18pt" style:font-size-asian="18pt" style:font-size-complex="18pt"/>
    </style:style>
    <style:style style:name="P17" style:parent-style-name="Normal" style:family="paragraph">
      <style:text-properties fo:font-weight="bold" style:font-weight-asian="bold" style:font-weight-complex="bold" fo:font-size="18pt" style:font-size-asian="18pt" style:font-size-complex="18pt"/>
    </style:style>
    <style:style style:name="T18" style:parent-style-name="DefaultParagraphFont" style:family="text">
      <style:text-properties fo:font-size="18pt" style:font-size-asian="18pt" style:font-size-complex="18pt"/>
    </style:style>
    <style:style style:name="T19" style:parent-style-name="DefaultParagraphFont" style:family="text">
      <style:text-properties fo:font-weight="bold" style:font-weight-asian="bold" style:font-weight-complex="bold" fo:font-size="18pt" style:font-size-asian="18pt" style:font-size-complex="18pt"/>
    </style:style>
    <style:style style:name="T20" style:parent-style-name="DefaultParagraphFont" style:family="text">
      <style:text-properties fo:font-size="18pt" style:font-size-asian="18pt" style:font-size-complex="18pt"/>
    </style:style>
    <style:style style:name="T21" style:parent-style-name="DefaultParagraphFont" style:family="text">
      <style:text-properties fo:font-size="18pt" style:font-size-asian="18pt" style:font-size-complex="18pt"/>
    </style:style>
    <style:style style:name="T22" style:parent-style-name="DefaultParagraphFont" style:family="text">
      <style:text-properties fo:font-weight="bold" style:font-weight-asian="bold" style:font-weight-complex="bold" fo:font-size="18pt" style:font-size-asian="18pt" style:font-size-complex="18pt"/>
    </style:style>
    <style:style style:name="T23" style:parent-style-name="DefaultParagraphFont" style:family="text">
      <style:text-properties fo:font-size="18pt" style:font-size-asian="18pt" style:font-size-complex="18pt"/>
    </style:style>
    <style:style style:name="T24" style:parent-style-name="DefaultParagraphFont" style:family="text">
      <style:text-properties fo:font-size="18pt" style:font-size-asian="18pt" style:font-size-complex="18pt"/>
    </style:style>
    <style:style style:name="T25" style:parent-style-name="DefaultParagraphFont" style:family="text">
      <style:text-properties fo:font-size="18pt" style:font-size-asian="18pt" style:font-size-complex="18pt"/>
    </style:style>
    <style:style style:name="P26" style:parent-style-name="Normal" style:family="paragraph">
      <style:paragraph-properties fo:break-before="page"/>
      <style:text-properties fo:font-size="18pt" style:font-size-asian="18pt" style:font-size-complex="18pt"/>
    </style:style>
    <style:style style:name="P27" style:parent-style-name="Normal" style:family="paragraph">
      <style:text-properties fo:font-size="18pt" style:font-size-asian="18pt" style:font-size-complex="18pt"/>
    </style:style>
    <style:style style:name="P28" style:parent-style-name="Normal" style:family="paragraph">
      <style:text-properties fo:font-size="18pt" style:font-size-asian="18pt" style:font-size-complex="18pt"/>
    </style:style>
    <style:style style:name="P29" style:parent-style-name="Normal" style:family="paragraph">
      <style:text-properties fo:font-size="18pt" style:font-size-asian="18pt" style:font-size-complex="18pt"/>
    </style:style>
    <style:style style:name="P30" style:parent-style-name="Normal" style:family="paragraph">
      <style:text-properties fo:font-size="18pt" style:font-size-asian="18pt" style:font-size-complex="18pt"/>
    </style:style>
    <style:style style:name="P31" style:parent-style-name="Normal" style:family="paragraph">
      <style:text-properties fo:font-size="18pt" style:font-size-asian="18pt" style:font-size-complex="18pt"/>
    </style:style>
    <style:style style:name="P32" style:parent-style-name="Normal" style:family="paragraph">
      <style:text-properties fo:font-size="18pt" style:font-size-asian="18pt" style:font-size-complex="18pt"/>
    </style:style>
    <style:style style:name="P33" style:parent-style-name="Normal" style:family="paragraph">
      <style:text-properties fo:font-size="18pt" style:font-size-asian="18pt" style:font-size-complex="18pt"/>
    </style:style>
    <style:style style:name="P34" style:parent-style-name="Normal" style:family="paragraph">
      <style:text-properties fo:font-size="18pt" style:font-size-asian="18pt" style:font-size-complex="18pt"/>
    </style:style>
    <style:style style:name="P35" style:parent-style-name="Normal" style:family="paragraph">
      <style:text-properties fo:font-size="18pt" style:font-size-asian="18pt" style:font-size-complex="18pt"/>
    </style:style>
    <style:style style:name="P36" style:parent-style-name="Normal" style:family="paragraph">
      <style:text-properties fo:font-size="18pt" style:font-size-asian="18pt" style:font-size-complex="18pt"/>
    </style:style>
    <style:style style:name="P37" style:parent-style-name="Normal" style:family="paragraph">
      <style:text-properties fo:font-size="18pt" style:font-size-asian="18pt" style:font-size-complex="18pt"/>
    </style:style>
    <style:style style:name="P38" style:parent-style-name="Normal" style:family="paragraph">
      <style:text-properties fo:font-size="18pt" style:font-size-asian="18pt" style:font-size-complex="18pt"/>
    </style:style>
    <style:style style:name="P39" style:parent-style-name="Normal" style:family="paragraph">
      <style:text-properties fo:font-size="18pt" style:font-size-asian="18pt" style:font-size-complex="18pt"/>
    </style:style>
    <style:style style:name="P40" style:parent-style-name="Normal" style:family="paragraph">
      <style:text-properties fo:font-size="18pt" style:font-size-asian="18pt" style:font-size-complex="18pt"/>
    </style:style>
    <style:style style:name="P41" style:parent-style-name="Normal" style:family="paragraph">
      <style:text-properties fo:font-size="18pt" style:font-size-asian="18pt" style:font-size-complex="18pt"/>
    </style:style>
    <style:style style:name="P42" style:parent-style-name="Normal" style:family="paragraph">
      <style:text-properties fo:font-size="18pt" style:font-size-asian="18pt" style:font-size-complex="18pt"/>
    </style:style>
    <style:style style:name="P43" style:parent-style-name="Normal" style:family="paragraph">
      <style:text-properties fo:font-size="18pt" style:font-size-asian="18pt" style:font-size-complex="18pt"/>
    </style:style>
    <style:style style:name="P44" style:parent-style-name="Normal" style:family="paragraph">
      <style:text-properties fo:font-size="18pt" style:font-size-asian="18pt" style:font-size-complex="18pt"/>
    </style:style>
    <style:style style:name="P45" style:parent-style-name="Normal" style:family="paragraph">
      <style:text-properties fo:font-size="18pt" style:font-size-asian="18pt" style:font-size-complex="18pt"/>
    </style:style>
    <style:style style:name="P46" style:parent-style-name="Normal" style:family="paragraph">
      <style:text-properties fo:font-size="18pt" style:font-size-asian="18pt" style:font-size-complex="18pt"/>
    </style:style>
    <style:style style:name="P47" style:parent-style-name="Normal" style:family="paragraph">
      <style:text-properties fo:font-size="18pt" style:font-size-asian="18pt" style:font-size-complex="18pt"/>
    </style:style>
    <style:style style:name="P48" style:parent-style-name="Normal" style:family="paragraph">
      <style:text-properties fo:font-size="18pt" style:font-size-asian="18pt" style:font-size-complex="18pt"/>
    </style:style>
    <style:style style:name="P49" style:parent-style-name="Normal" style:family="paragraph">
      <style:text-properties fo:font-size="18pt" style:font-size-asian="18pt" style:font-size-complex="18pt"/>
    </style:style>
    <style:style style:name="P50" style:parent-style-name="Normal" style:family="paragraph">
      <style:text-properties fo:font-size="18pt" style:font-size-asian="18pt" style:font-size-complex="18pt"/>
    </style:style>
    <style:style style:name="P51" style:parent-style-name="Normal" style:family="paragraph">
      <style:text-properties fo:font-size="18pt" style:font-size-asian="18pt" style:font-size-complex="18pt"/>
    </style:style>
    <style:style style:name="P52" style:parent-style-name="Normal" style:family="paragraph">
      <style:text-properties fo:font-size="18pt" style:font-size-asian="18pt" style:font-size-complex="18pt"/>
    </style:style>
    <style:style style:name="P53" style:parent-style-name="Normal" style:family="paragraph">
      <style:text-properties fo:font-size="18pt" style:font-size-asian="18pt" style:font-size-complex="18pt"/>
    </style:style>
    <style:style style:name="T54" style:parent-style-name="DefaultParagraphFont" style:family="text">
      <style:text-properties fo:font-weight="bold" style:font-weight-asian="bold" style:font-weight-complex="bold" fo:font-size="18pt" style:font-size-asian="18pt" style:font-size-complex="18pt"/>
    </style:style>
    <style:style style:name="T55" style:parent-style-name="DefaultParagraphFont" style:family="text">
      <style:text-properties fo:font-size="18pt" style:font-size-asian="18pt" style:font-size-complex="18pt"/>
    </style:style>
    <style:style style:name="T56" style:parent-style-name="DefaultParagraphFont" style:family="text">
      <style:text-properties fo:font-weight="bold" style:font-weight-asian="bold" style:font-weight-complex="bold" fo:font-size="18pt" style:font-size-asian="18pt" style:font-size-complex="18pt"/>
    </style:style>
    <style:style style:name="T57" style:parent-style-name="DefaultParagraphFont" style:family="text">
      <style:text-properties fo:font-size="18pt" style:font-size-asian="18pt" style:font-size-complex="18pt"/>
    </style:style>
    <style:style style:name="P58" style:parent-style-name="Normal" style:family="paragraph">
      <style:text-properties fo:font-size="18pt" style:font-size-asian="18pt" style:font-size-complex="18pt"/>
    </style:style>
    <style:style style:name="P59" style:parent-style-name="Normal" style:family="paragraph">
      <style:text-properties fo:font-size="18pt" style:font-size-asian="18pt" style:font-size-complex="18pt"/>
    </style:style>
    <style:style style:name="P60" style:parent-style-name="Normal" style:family="paragraph">
      <style:text-properties fo:font-size="18pt" style:font-size-asian="18pt" style:font-size-complex="18pt"/>
    </style:style>
    <style:style style:name="P61" style:parent-style-name="Normal" style:family="paragraph">
      <style:text-properties fo:font-size="18pt" style:font-size-asian="18pt" style:font-size-complex="18pt"/>
    </style:style>
    <style:style style:name="T62" style:parent-style-name="DefaultParagraphFont" style:family="text">
      <style:text-properties fo:font-weight="bold" style:font-weight-asian="bold" style:font-weight-complex="bold" fo:font-size="18pt" style:font-size-asian="18pt" style:font-size-complex="18pt"/>
    </style:style>
    <style:style style:name="T63" style:parent-style-name="DefaultParagraphFont" style:family="text">
      <style:text-properties fo:font-size="18pt" style:font-size-asian="18pt" style:font-size-complex="18pt"/>
    </style:style>
    <style:style style:name="T64" style:parent-style-name="DefaultParagraphFont" style:family="text">
      <style:text-properties fo:font-weight="bold" style:font-weight-asian="bold" style:font-weight-complex="bold" fo:font-size="18pt" style:font-size-asian="18pt" style:font-size-complex="18pt"/>
    </style:style>
    <style:style style:name="T65" style:parent-style-name="DefaultParagraphFont" style:family="text">
      <style:text-properties fo:font-size="18pt" style:font-size-asian="18pt" style:font-size-complex="18pt"/>
    </style:style>
    <style:style style:name="T66" style:parent-style-name="DefaultParagraphFont" style:family="text">
      <style:text-properties fo:font-weight="bold" style:font-weight-asian="bold" style:font-weight-complex="bold" fo:font-size="18pt" style:font-size-asian="18pt" style:font-size-complex="18pt"/>
    </style:style>
    <style:style style:name="T67" style:parent-style-name="DefaultParagraphFont" style:family="text">
      <style:text-properties fo:font-size="18pt" style:font-size-asian="18pt" style:font-size-complex="18pt"/>
    </style:style>
    <style:style style:name="T68" style:parent-style-name="DefaultParagraphFont" style:family="text">
      <style:text-properties fo:font-weight="bold" style:font-weight-asian="bold" style:font-weight-complex="bold" fo:font-size="18pt" style:font-size-asian="18pt" style:font-size-complex="18pt"/>
    </style:style>
    <style:style style:name="T69" style:parent-style-name="DefaultParagraphFont" style:family="text">
      <style:text-properties fo:font-size="18pt" style:font-size-asian="18pt" style:font-size-complex="18pt"/>
    </style:style>
    <style:style style:name="T70" style:parent-style-name="DefaultParagraphFont" style:family="text">
      <style:text-properties fo:font-weight="bold" style:font-weight-asian="bold" style:font-weight-complex="bold" fo:font-size="18pt" style:font-size-asian="18pt" style:font-size-complex="18pt"/>
    </style:style>
    <style:style style:name="T71" style:parent-style-name="DefaultParagraphFont" style:family="text">
      <style:text-properties fo:font-size="18pt" style:font-size-asian="18pt" style:font-size-complex="18pt"/>
    </style:style>
    <style:style style:name="P72" style:parent-style-name="Normal" style:family="paragraph">
      <style:text-properties fo:font-size="18pt" style:font-size-asian="18pt" style:font-size-complex="18pt"/>
    </style:style>
    <style:style style:name="P73" style:parent-style-name="Normal" style:family="paragraph">
      <style:text-properties fo:font-size="18pt" style:font-size-asian="18pt" style:font-size-complex="18pt"/>
    </style:style>
    <style:style style:name="T74" style:parent-style-name="DefaultParagraphFont" style:family="text">
      <style:text-properties fo:font-weight="bold" style:font-weight-asian="bold" style:font-weight-complex="bold" fo:font-size="18pt" style:font-size-asian="18pt" style:font-size-complex="18pt"/>
    </style:style>
    <style:style style:name="T75" style:parent-style-name="DefaultParagraphFont" style:family="text">
      <style:text-properties fo:font-size="18pt" style:font-size-asian="18pt" style:font-size-complex="18pt"/>
    </style:style>
    <style:style style:name="T76" style:parent-style-name="DefaultParagraphFont" style:family="text">
      <style:text-properties fo:font-weight="bold" style:font-weight-asian="bold" style:font-weight-complex="bold" fo:font-size="18pt" style:font-size-asian="18pt" style:font-size-complex="18pt"/>
    </style:style>
    <style:style style:name="T77" style:parent-style-name="DefaultParagraphFont" style:family="text">
      <style:text-properties fo:font-size="18pt" style:font-size-asian="18pt" style:font-size-complex="18pt"/>
    </style:style>
    <style:style style:name="T78" style:parent-style-name="DefaultParagraphFont" style:family="text">
      <style:text-properties fo:font-weight="bold" style:font-weight-asian="bold" style:font-weight-complex="bold" fo:font-size="18pt" style:font-size-asian="18pt" style:font-size-complex="18pt"/>
    </style:style>
    <style:style style:name="T79" style:parent-style-name="DefaultParagraphFont" style:family="text">
      <style:text-properties fo:font-size="18pt" style:font-size-asian="18pt" style:font-size-complex="18pt"/>
    </style:style>
    <style:style style:name="T80" style:parent-style-name="DefaultParagraphFont" style:family="text">
      <style:text-properties fo:font-weight="bold" style:font-weight-asian="bold" style:font-weight-complex="bold" fo:font-size="18pt" style:font-size-asian="18pt" style:font-size-complex="18pt"/>
    </style:style>
    <style:style style:name="T81" style:parent-style-name="DefaultParagraphFont" style:family="text">
      <style:text-properties fo:font-size="18pt" style:font-size-asian="18pt" style:font-size-complex="18pt"/>
    </style:style>
    <style:style style:name="T82" style:parent-style-name="DefaultParagraphFont" style:family="text">
      <style:text-properties fo:font-weight="bold" style:font-weight-asian="bold" style:font-weight-complex="bold" fo:font-size="18pt" style:font-size-asian="18pt" style:font-size-complex="18pt"/>
    </style:style>
    <style:style style:name="T83" style:parent-style-name="DefaultParagraphFont" style:family="text">
      <style:text-properties fo:font-size="18pt" style:font-size-asian="18pt" style:font-size-complex="18pt"/>
    </style:style>
    <style:style style:name="T84" style:parent-style-name="DefaultParagraphFont" style:family="text">
      <style:text-properties fo:font-weight="bold" style:font-weight-asian="bold" style:font-weight-complex="bold" fo:font-size="18pt" style:font-size-asian="18pt" style:font-size-complex="18pt"/>
    </style:style>
    <style:style style:name="T85" style:parent-style-name="DefaultParagraphFont" style:family="text">
      <style:text-properties fo:font-size="18pt" style:font-size-asian="18pt" style:font-size-complex="18pt"/>
    </style:style>
    <style:style style:name="P86" style:parent-style-name="Normal" style:family="paragraph">
      <style:text-properties fo:font-size="18pt" style:font-size-asian="18pt" style:font-size-complex="18pt"/>
    </style:style>
    <style:style style:name="P87" style:parent-style-name="Normal" style:family="paragraph">
      <style:text-properties fo:font-size="18pt" style:font-size-asian="18pt" style:font-size-complex="18pt"/>
    </style:style>
    <style:style style:name="P88" style:parent-style-name="Normal" style:family="paragraph">
      <style:text-properties fo:font-size="18pt" style:font-size-asian="18pt" style:font-size-complex="18pt"/>
    </style:style>
    <style:style style:name="T89" style:parent-style-name="DefaultParagraphFont" style:family="text">
      <style:text-properties fo:font-size="18pt" style:font-size-asian="18pt" style:font-size-complex="18pt"/>
    </style:style>
    <style:style style:name="T90" style:parent-style-name="DefaultParagraphFont" style:family="text">
      <style:text-properties fo:font-weight="bold" style:font-weight-asian="bold" style:font-weight-complex="bold" fo:font-size="18pt" style:font-size-asian="18pt" style:font-size-complex="18pt"/>
    </style:style>
    <style:style style:name="T91" style:parent-style-name="DefaultParagraphFont" style:family="text">
      <style:text-properties fo:font-size="18pt" style:font-size-asian="18pt" style:font-size-complex="18pt"/>
    </style:style>
    <style:style style:name="P92" style:parent-style-name="Normal" style:family="paragraph">
      <style:text-properties fo:font-size="18pt" style:font-size-asian="18pt" style:font-size-complex="18pt"/>
    </style:style>
    <style:style style:name="T93" style:parent-style-name="DefaultParagraphFont" style:family="text">
      <style:text-properties fo:font-weight="bold" style:font-weight-asian="bold" style:font-weight-complex="bold" fo:font-size="18pt" style:font-size-asian="18pt" style:font-size-complex="18pt"/>
    </style:style>
    <style:style style:name="T94" style:parent-style-name="DefaultParagraphFont" style:family="text">
      <style:text-properties fo:font-size="18pt" style:font-size-asian="18pt" style:font-size-complex="18pt"/>
    </style:style>
    <style:style style:name="T95" style:parent-style-name="DefaultParagraphFont" style:family="text">
      <style:text-properties fo:font-weight="bold" style:font-weight-asian="bold" style:font-weight-complex="bold" fo:font-size="18pt" style:font-size-asian="18pt" style:font-size-complex="18pt"/>
    </style:style>
    <style:style style:name="T96" style:parent-style-name="DefaultParagraphFont" style:family="text">
      <style:text-properties fo:font-size="18pt" style:font-size-asian="18pt" style:font-size-complex="18pt"/>
    </style:style>
    <style:style style:name="T97" style:parent-style-name="DefaultParagraphFont" style:family="text">
      <style:text-properties fo:font-weight="bold" style:font-weight-asian="bold" style:font-weight-complex="bold" fo:font-size="18pt" style:font-size-asian="18pt" style:font-size-complex="18pt"/>
    </style:style>
    <style:style style:name="T98" style:parent-style-name="DefaultParagraphFont" style:family="text">
      <style:text-properties fo:font-size="18pt" style:font-size-asian="18pt" style:font-size-complex="18pt"/>
    </style:style>
    <style:style style:name="T99" style:parent-style-name="DefaultParagraphFont" style:family="text">
      <style:text-properties fo:font-weight="bold" style:font-weight-asian="bold" style:font-weight-complex="bold" fo:font-size="18pt" style:font-size-asian="18pt" style:font-size-complex="18pt"/>
    </style:style>
    <style:style style:name="T100" style:parent-style-name="DefaultParagraphFont" style:family="text">
      <style:text-properties fo:font-size="18pt" style:font-size-asian="18pt" style:font-size-complex="18pt"/>
    </style:style>
    <style:style style:name="P101" style:parent-style-name="Normal" style:family="paragraph">
      <style:text-properties fo:font-size="18pt" style:font-size-asian="18pt" style:font-size-complex="18pt"/>
    </style:style>
    <style:style style:name="T102" style:parent-style-name="DefaultParagraphFont" style:family="text">
      <style:text-properties fo:font-weight="bold" style:font-weight-asian="bold" style:font-weight-complex="bold" fo:font-size="18pt" style:font-size-asian="18pt" style:font-size-complex="18pt"/>
    </style:style>
    <style:style style:name="T103" style:parent-style-name="DefaultParagraphFont" style:family="text">
      <style:text-properties fo:font-size="18pt" style:font-size-asian="18pt" style:font-size-complex="18pt"/>
    </style:style>
    <style:style style:name="P104" style:parent-style-name="Normal" style:family="paragraph">
      <style:text-properties fo:font-size="18pt" style:font-size-asian="18pt" style:font-size-complex="18pt"/>
    </style:style>
    <style:style style:name="T105" style:parent-style-name="DefaultParagraphFont" style:family="text">
      <style:text-properties fo:font-weight="bold" style:font-weight-asian="bold" style:font-weight-complex="bold" fo:font-size="18pt" style:font-size-asian="18pt" style:font-size-complex="18pt"/>
    </style:style>
    <style:style style:name="T106" style:parent-style-name="DefaultParagraphFont" style:family="text">
      <style:text-properties fo:font-size="18pt" style:font-size-asian="18pt" style:font-size-complex="18pt"/>
    </style:style>
    <style:style style:name="P107" style:parent-style-name="Normal" style:family="paragraph">
      <style:text-properties fo:font-size="18pt" style:font-size-asian="18pt" style:font-size-complex="18pt"/>
    </style:style>
    <style:style style:name="T108" style:parent-style-name="DefaultParagraphFont" style:family="text">
      <style:text-properties fo:font-weight="bold" style:font-weight-asian="bold" style:font-weight-complex="bold" fo:font-size="18pt" style:font-size-asian="18pt" style:font-size-complex="18pt"/>
    </style:style>
    <style:style style:name="T109" style:parent-style-name="DefaultParagraphFont" style:family="text">
      <style:text-properties fo:font-size="18pt" style:font-size-asian="18pt" style:font-size-complex="18pt"/>
    </style:style>
    <style:style style:name="T110" style:parent-style-name="DefaultParagraphFont" style:family="text">
      <style:text-properties fo:font-size="18pt" style:font-size-asian="18pt" style:font-size-complex="18pt"/>
    </style:style>
    <style:style style:name="T111" style:parent-style-name="DefaultParagraphFont" style:family="text">
      <style:text-properties fo:font-weight="bold" style:font-weight-asian="bold" style:font-weight-complex="bold" fo:font-size="24pt" style:font-size-asian="24pt" style:font-size-complex="24pt"/>
    </style:style>
    <style:style style:name="T112" style:parent-style-name="DefaultParagraphFont" style:family="text">
      <style:text-properties fo:font-size="18pt" style:font-size-asian="18pt" style:font-size-complex="18pt"/>
    </style:style>
    <style:style style:name="P113" style:parent-style-name="Normal" style:family="paragraph">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114" style:parent-style-name="Normal" style:family="paragraph">
      <style:text-properties fo:font-size="18pt" style:font-size-asian="18pt" style:font-size-complex="18pt"/>
    </style:style>
    <style:style style:name="P115" style:parent-style-name="Normal" style:family="paragraph">
      <style:text-properties fo:font-size="18pt" style:font-size-asian="18pt" style:font-size-complex="18pt"/>
    </style:style>
    <style:style style:name="P116" style:parent-style-name="Normal" style:family="paragraph">
      <style:text-properties fo:font-size="18pt" style:font-size-asian="18pt" style:font-size-complex="18pt"/>
    </style:style>
    <style:style style:name="P117" style:parent-style-name="Normal" style:family="paragraph">
      <style:text-properties fo:font-size="18pt" style:font-size-asian="18pt" style:font-size-complex="18pt"/>
    </style:style>
    <style:style style:name="P118" style:parent-style-name="Normal" style:family="paragraph">
      <style:text-properties fo:font-size="18pt" style:font-size-asian="18pt" style:font-size-complex="18pt"/>
    </style:style>
    <style:style style:name="P119" style:parent-style-name="Normal" style:family="paragraph">
      <style:text-properties fo:font-size="18pt" style:font-size-asian="18pt" style:font-size-complex="18pt"/>
    </style:style>
    <style:style style:name="P120" style:parent-style-name="Normal" style:family="paragraph">
      <style:text-properties fo:font-size="18pt" style:font-size-asian="18pt" style:font-size-complex="18pt"/>
    </style:style>
    <style:style style:name="P121" style:parent-style-name="Normal" style:family="paragraph">
      <style:text-properties fo:font-size="18pt" style:font-size-asian="18pt" style:font-size-complex="18pt"/>
    </style:style>
    <style:style style:name="P122" style:parent-style-name="Normal" style:family="paragraph">
      <style:text-properties fo:font-size="18pt" style:font-size-asian="18pt" style:font-size-complex="18pt"/>
    </style:style>
    <style:style style:name="P123" style:parent-style-name="Normal" style:family="paragraph">
      <style:text-properties fo:font-size="18pt" style:font-size-asian="18pt" style:font-size-complex="18pt"/>
    </style:style>
    <style:style style:name="P124" style:parent-style-name="Normal" style:family="paragraph">
      <style:text-properties fo:font-size="18pt" style:font-size-asian="18pt" style:font-size-complex="18pt"/>
    </style:style>
    <style:style style:name="P125" style:parent-style-name="Normal" style:family="paragraph">
      <style:text-properties fo:font-size="18pt" style:font-size-asian="18pt" style:font-size-complex="18pt"/>
    </style:style>
    <style:style style:name="P126" style:parent-style-name="Normal" style:family="paragraph">
      <style:text-properties fo:font-size="18pt" style:font-size-asian="18pt" style:font-size-complex="18pt"/>
    </style:style>
    <style:style style:name="P127" style:parent-style-name="Normal" style:family="paragraph">
      <style:text-properties fo:font-size="18pt" style:font-size-asian="18pt" style:font-size-complex="18pt"/>
    </style:style>
    <style:style style:name="P128" style:parent-style-name="Normal" style:family="paragraph">
      <style:text-properties fo:font-size="18pt" style:font-size-asian="18pt" style:font-size-complex="18pt"/>
    </style:style>
    <style:style style:name="P129" style:parent-style-name="Normal" style:family="paragraph">
      <style:text-properties fo:font-weight="bold" style:font-weight-asian="bold" style:font-weight-complex="bold"/>
    </style:style>
    <style:style style:name="P130" style:parent-style-name="Normal" style:family="paragraph">
      <style:text-properties fo:font-weight="bold" style:font-weight-asian="bold" style:font-weight-complex="bold" fo:font-size="24pt" style:font-size-asian="24pt" style:font-size-complex="24pt"/>
    </style:style>
    <style:style style:name="P131" style:parent-style-name="Normal" style:family="paragraph">
      <style:text-properties fo:font-size="18pt" style:font-size-asian="18pt" style:font-size-complex="18pt"/>
    </style:style>
    <style:style style:name="P132" style:parent-style-name="Normal" style:family="paragraph">
      <style:text-properties fo:font-size="18pt" style:font-size-asian="18pt" style:font-size-complex="18pt"/>
    </style:style>
    <style:style style:name="P133" style:parent-style-name="Normal" style:family="paragraph">
      <style:text-properties fo:font-size="18pt" style:font-size-asian="18pt" style:font-size-complex="18pt"/>
    </style:style>
    <style:style style:name="P134" style:parent-style-name="Normal" style:family="paragraph">
      <style:text-properties fo:font-size="18pt" style:font-size-asian="18pt" style:font-size-complex="18pt"/>
    </style:style>
    <style:style style:name="P135" style:parent-style-name="Normal" style:family="paragraph">
      <style:text-properties fo:font-size="18pt" style:font-size-asian="18pt" style:font-size-complex="18pt"/>
    </style:style>
    <style:style style:name="P136" style:parent-style-name="Normal" style:family="paragraph">
      <style:text-properties fo:font-size="18pt" style:font-size-asian="18pt" style:font-size-complex="18pt"/>
    </style:style>
  </office:automatic-styles>
  <office:body>
    <office:text text:use-soft-page-breaks="true">
      <text:p text:style-name="P1">Acknowledgement</text:p>
      <text:p text:style-name="Normal"/>
      <text:p text:style-name="P2">I would like to express my special thanks of gratitude to my teacher Neha Agarwal Mam, who gave me the golden opportunity to do this wonderful project of Biology</text:p>
      <text:p text:style-name="P3"/>
      <text:p text:style-name="P4">I came to know about so many new things. I am really thankful to them.<text:s/></text:p>
      <text:p text:style-name="P5">Secondly I would like to thank my parents and friends who helped me a lot in finalizing this project within the limited time frame.</text:p>
      <text:p text:style-name="P6"/>
      <text:p text:style-name="P7">Rishabh Rawat<text:s/></text:p>
      <text:p text:style-name="Normal">X B</text:p>
      <text:soft-page-break/>
      <text:p text:style-name="P8"><text:span text:style-name="T9">Management of Natural Resources</text:span></text:p>
      <text:p text:style-name="P10">Anything in the environment which can be used is called a natural resource.</text:p>
      <text:p text:style-name="P11"/>
      <text:p text:style-name="P12">Natural Resources includes total natural environment that support human life and contribute to the production of necessities and comforts to mankind. So natural resources are the components of atmosphere, hydrosphere and lithosphere.</text:p>
      <text:p text:style-name="P13"/>
      <text:p text:style-name="P14">Types of Natural Resources: On the basis of abundance and availability, the natural resources are of two types</text:p>
      <text:p text:style-name="P15"/>
      <text:p text:style-name="P16">Inexhaustible.</text:p>
      <text:p text:style-name="P17">Exhaustible.</text:p>
      <text:p text:style-name="Normal"><text:span text:style-name="T18">(a)<text:s/></text:span><text:span text:style-name="T19">Inexhaustible:</text:span><text:span text:style-name="T20"><text:s/>These are in plenty and cannot be exhausted by man’s consumption. For example; air, sand, clay etc. It gets affected by the over-population of mankind.</text:span></text:p>
      <text:p text:style-name="Normal"><text:span text:style-name="T21">(b)<text:s/></text:span><text:span text:style-name="T22">Exhaustible:</text:span><text:span text:style-name="T23"><text:s/>These are limited and can get exhausted over a period of time, i.e., coal, petroleum<text:s/></text:span><text:span text:style-name="T24"><text:s/></text:span><text:span text:style-name="T25">etc.</text:span></text:p>
      <text:soft-page-break/>
      <text:p text:style-name="P26"><text:s/></text:p>
      <text:p text:style-name="P27"/>
      <text:p text:style-name="P28">Management of Natural Resources: A system of controlling the use of natural resources in such a way, as to avoid their wastage and to use them in the most effective way is called management of natural resources.</text:p>
      <text:p text:style-name="P29"/>
      <text:p text:style-name="P30">Why do we Need to Manage Our Natural Resources: We need to manage our natural resources because of the following reasons:</text:p>
      <text:p text:style-name="P31"/>
      <text:p text:style-name="P32">The resources of the earth are limited. Because of the rapid increase in human population,</text:p>
      <text:p text:style-name="P33">the demand for resources is increasing day-by-day. The proper management can ensure that the natural resources are used judiciously, so that they fulfil the needs of present generation and also last for the generations to come. –</text:p>
      <text:p text:style-name="P34">The proper management of natural resources takes into consideration long-term perspective (or view) and prevents their exploitation to hilt for short-term gains.</text:p>
      <text:p text:style-name="P35">The proper management can ensure equitable distribution of natural resources so that all the people can benefit from the development of these resources.</text:p>
      <text:p text:style-name="P36">The proper management will take into consideration the damage caused to the environment during the ‘extraction’ or<text:s/><text:soft-page-break/>‘use’ of the natural resources and find ways and means to minimise this damage.</text:p>
      <text:p text:style-name="P37">Conservation of Wildlife: It is very important to conserve wild-life to maintain the ecological balance in nature and to preserve the gene pool. Some of the measures (or steps) to be taken for the conservation of wildlife are given below:</text:p>
      <text:p text:style-name="P38"/>
      <text:p text:style-name="P39">Laws should be made to impose a total ban on the poaching (killing) or capturing of any animal or bird belonging to an endangered species.</text:p>
      <text:p text:style-name="P40">The natural habitats of wild animals and birds should be preserved by establishing National Parks and Sanctuaries throughout the country.</text:p>
      <text:p text:style-name="P41">The Government Department connected with the conservation of wildlife should conduct a periodic survey in all the forests, National parks and Sanctuaries to have knowledge of the population of all species of wild animals and birds.</text:p>
      <text:p text:style-name="P42">Special attention should be paid to the conservation of endangered species of wild animals and birds to prevent their extinction altogether.</text:p>
      <text:p text:style-name="P43">The unauthorized felling (cutting) of forest trees for timber trade and fuel-wood should be curbed (stopped) immediately.</text:p>
      <text:p text:style-name="P44">Forest and wild life conservation: Forests are biodiversity hot spots. Biodiversity of an area is the number of species of<text:s/><text:soft-page-break/>different life forms like bacteria, fungi, powering plants insects, birds, etc.</text:p>
      <text:p text:style-name="P45">Hotspot means an area full of biological diversity.</text:p>
      <text:p text:style-name="P46">loss of diversity may lead to a loss of ecological stability/ecological imbalance.</text:p>
      <text:p text:style-name="P47">Stake holders: A person having interest or concern for something is called as a stakeholder.</text:p>
      <text:p text:style-name="P48">Management of Natural Resources Class 10 Notes Science Chapter 16 1</text:p>
      <text:p text:style-name="P49"/>
      <text:p text:style-name="P50">Sustainable Management: Management of forest resources wisely to make it available for future generations.</text:p>
      <text:p text:style-name="P51">To consider the conservation of forests, we need to look at the stakeholders who are :</text:p>
      <text:p text:style-name="P52"/>
      <text:p text:style-name="P53">The people who live in or around forests are dependent on forest products for various aspects of their life.</text:p>
      <text:p text:style-name="Normal"><text:span text:style-name="T54">The Forest Department of the Government</text:span><text:span text:style-name="T55"><text:s/>which owns the land and controls the resources from forests.</text:span></text:p>
      <text:p text:style-name="Normal"><text:span text:style-name="T56">The industrialists</text:span><text:span text:style-name="T57">—from those who use ‘tendu’ leaves to make bidis to the ones with papermills who use various forest produce.</text:span></text:p>
      <text:p text:style-name="P58">The wild life and nature enthusiasts who want to conserve nature in its pristine form.</text:p>
      <text:soft-page-break/>
      <text:p text:style-name="P59">A major program called silviculture has been started to replenish the forests by growing more trees and plants.</text:p>
      <text:p text:style-name="P60">Conservation of forests: It is carried out by the following methods</text:p>
      <text:p text:style-name="P61"/>
      <text:p text:style-name="Normal"><text:span text:style-name="T62">Afforestation:</text:span><text:span text:style-name="T63"><text:s/>It is growing of forests on unprotected barren lands. Van Mahotsava is a tree plantation movement carried out twice a year (February and July) by both government and voluntary agencies.</text:span></text:p>
      <text:p text:style-name="Normal"><text:span text:style-name="T64">Reforestation:</text:span><text:span text:style-name="T65"><text:s/>It is developing forest cover in the area which has been damaged or cleared during exploitation.</text:span></text:p>
      <text:p text:style-name="Normal"><text:span text:style-name="T66">Separation of Commercial Forestry:</text:span><text:span text:style-name="T67"><text:s/>Useful plants required by industry should be planted separately preferably on waste land. Growing industry required plants is called production plantation.</text:span></text:p>
      <text:p text:style-name="Normal"><text:span text:style-name="T68">Grazing:</text:span><text:span text:style-name="T69"><text:s/>Grazing should be regulated according to the availability of pasturage.</text:span></text:p>
      <text:p text:style-name="Normal"><text:span text:style-name="T70">Deforestation:</text:span><text:span text:style-name="T71"><text:s/>Removal, decreases or deterioration of forest cover of an area is called deforestation.</text:span></text:p>
      <text:p text:style-name="P72">Effects of Deforestation</text:p>
      <text:p text:style-name="P73"/>
      <text:p text:style-name="Normal"><text:span text:style-name="T74">Soil Erosion:</text:span><text:span text:style-name="T75"><text:s/>Removal of plant cover exposes the fertile soil to wind and water. The latter remove the top soil and make the area infertile.</text:span></text:p>
      <text:soft-page-break/>
      <text:p text:style-name="Normal"><text:span text:style-name="T76">Desertification:</text:span><text:span text:style-name="T77"><text:s/>Removal of forest cover in the plains makes the area dry. In hot season, the soil becomes loose. Air currents take away the fine soil particles leaving behind sand.</text:span></text:p>
      <text:p text:style-name="Normal"><text:span text:style-name="T78">Floods:</text:span><text:span text:style-name="T79"><text:s/>In rainy season many temporary rivulets are formed due to loss of absorption capacity by unprotected soil. The rivulets produce floods in low land causing loss to agriculture, property and life.</text:span></text:p>
      <text:p text:style-name="Normal"><text:span text:style-name="T80">Destruction of wildlife:</text:span><text:span text:style-name="T81"><text:s/>Deforestation leads to destruction of natural habitats of wild animals and plants. Wildlife is, therefore, destroyed.</text:span></text:p>
      <text:p text:style-name="Normal"><text:span text:style-name="T82">Climatic Changes:</text:span><text:span text:style-name="T83"><text:s/>In the absence of forest cover, the summer becomes hotter while the winters become extra cool. The frequency of rainfall decreases.</text:span></text:p>
      <text:p text:style-name="Normal"><text:span text:style-name="T84">National Award for Wildlife Conservation:</text:span><text:span text:style-name="T85"><text:s/>The Govt, of India, has recently instituted an ‘Amrita Devi Bishnoi National Award for wildlife conservation in the memory of Amrita Devi, who in 1931 sacrificed her life along with 363 other for the protection ‘Khejri Trees’ in Kherali Village near Jodhpur in Rajasthan.</text:span></text:p>
      <text:p text:style-name="P86"/>
      <text:p text:style-name="P87"/>
      <text:p text:style-name="P88"/>
      <text:p text:style-name="Normal"><text:span text:style-name="T89">Three<text:s/></text:span><text:span text:style-name="T90">R’s</text:span><text:span text:style-name="T91"><text:s/>to save the environment.</text:span></text:p>
      <text:p text:style-name="P92"/>
      <text:p text:style-name="Normal"><text:span text:style-name="T93">Reduce:</text:span><text:span text:style-name="T94"><text:s/>It means we should minimise our use of natural resources, sources of energy and food materials.</text:span></text:p>
      <text:soft-page-break/>
      <text:p text:style-name="Normal"><text:span text:style-name="T95">Recycle:</text:span><text:span text:style-name="T96"><text:s/>It means that we should collect materials like paper, plastics, glass and metal items. These waste materials should be recycled to obtain these materials again for use.</text:span></text:p>
      <text:p text:style-name="Normal"><text:span text:style-name="T97">Reuse:</text:span><text:span text:style-name="T98"><text:s/>In this strategy, we should be encouraged to use things again and again instead of throwing them away. For example, plastic bottles those we get with jams and pickle can be reused for storing things in the kitchen.</text:span></text:p>
      <text:p text:style-name="Normal"><text:span text:style-name="T99">Forest and wildlife conservation:</text:span><text:span text:style-name="T100"><text:s/>Forests are biodiversity hot spots. Biodiversity of an area is the number of species of different life forms like bacteria, fungi, powering plants insects, birds etc. The main aim of forest conservation is to preserve the biodiversity we have inherited.</text:span></text:p>
      <text:p text:style-name="P101"/>
      <text:p text:style-name="Normal"><text:span text:style-name="T102">Stakeholders:</text:span><text:span text:style-name="T103"><text:s/>Those persons, who are directly or indirectly involved in using the produce of forests or are interested in the conservation of forests, are called stakeholders.</text:span></text:p>
      <text:p text:style-name="P104"/>
      <text:p text:style-name="Normal"><text:span text:style-name="T105">Hotspot:</text:span><text:span text:style-name="T106"><text:s/>means an area full of biological diversity. Loss of diversity may lead to a loss of ecological stability/ecological imbalance.</text:span></text:p>
      <text:p text:style-name="P107"/>
      <text:p text:style-name="Normal"><text:span text:style-name="T108">Sustainable management:</text:span><text:span text:style-name="T109"><text:s/>Management of forest resources wisely to make it available for future generations. Sustainable development is development encourages the judicious use of natural resources to meet the current basic human needs,<text:s/></text:span><text:soft-page-break/><text:span text:style-name="T110">while preserving the resources for the needs of future generations.</text:span></text:p>
      <text:p text:style-name="Normal"/>
      <text:p text:style-name="Normal"><text:span text:style-name="T111">Deforestation</text:span><text:s/><text:span text:style-name="T112">is a removal or clearing of trees and forest which is converted into use for human, like for agricultural use, making houses, for commercial purpose and other development. About 31% of earth’s land surface is covered by forest, just over 4 billion hectares area and about 71.22 million hectares area of India’s total land is covered by forest. Deforestation is more extreme in the tropical and subtropical forests. These areas are converted into economical uses. The total area of tropical rain forest on Earth is about 16 million square kilometres but because of deforestation, only 6.2 square kilometres are left. According to the Global Forest Resources Assessment 2020, the global rate of net forest loss in 2010-2020 was 7 million hectares per year.</text:span></text:p>
      <text:p text:style-name="Normal"/>
      <text:p text:style-name="Normal"/>
      <text:p text:style-name="Normal"/>
      <text:p text:style-name="P113">Causes of Deforestation</text:p>
      <text:p text:style-name="P114">The primary reason for deforestation is agricultural. According to FAQ, agriculture leads to around 80% of deforest. For the survival of the livelihood, the farmer cut trees of the forest and use that land for the purpose of cultivation. Due to the increasing population, the demand of food product is also increasing, because of this large amount of land is needed for the cultivation of crops hence farmers<text:s/><text:soft-page-break/>are bounded to cut down the forest to grow crops on that land.</text:p>
      <text:p text:style-name="P115"/>
      <text:p text:style-name="P116"/>
      <text:p text:style-name="P117"/>
      <text:p text:style-name="P118">Apart from this, the demand for paper, match-sticks, furniture, etc. are also increasing. Therefore the wood-based industries needs a substantial amount of wood supply to make this product. Paper plays an important role in everyone life. The paper is thrown away every year like to make accounts for approximately 640 million trees. That’s why it is said that we always have to recycle paper. Wood is used as fuel, many people cut trees and burn them for the purpose to make food. Wood is also used as coal. In every house, there is a wooden door, window and many more things. These things create a very large demand for wood which results in the cause of deforestation.</text:p>
      <text:p text:style-name="Normal"/>
      <text:p text:style-name="Normal"/>
      <text:p text:style-name="Normal"/>
      <text:p text:style-name="P119">Further, to gain access to these places, the construction of roads is undertaken. Trees are again cut to build roads. The expansion of cities is also responsible for the cutting of trees, this expansion of cities is directly responsible for the growing population, people of these places need houses, roads and other facilities so that they cut trees for their livelihood.</text:p>
      <text:p text:style-name="P120"/>
      <text:p text:style-name="P121"/>
      <text:p text:style-name="P122"/>
      <text:p text:style-name="P123">Many industries in petrochemicals release their waste into rivers, which result in soil erosion and make it unfit to grow plants and trees on these places. The oil and coal mining requires a large amount of forest land. The waste that comes out from mining pollutes the environment and affects other species.</text:p>
      <text:p text:style-name="Normal"/>
      <text:p text:style-name="Normal"/>
      <text:p text:style-name="Normal"/>
      <text:p text:style-name="P124">Another reason is forest fire. Thousands of trees every year lost by a forest fire. The reason for forest fire is the hot temperature of that place and milder winter. On many places, the fire is caused because of human’s irresponsibilities. Fires, either caused by human or by nature, results in a massive amount of loss of forest covers.</text:p>
      <text:p text:style-name="P125"/>
      <text:p text:style-name="P126"/>
      <text:p text:style-name="P127"/>
      <text:p text:style-name="P128">We all know that the population of the world is increasing rapidly, which is also a reason behind deforestation. People cut down trees and on that place they make houses.</text:p>
      <text:p text:style-name="Normal"/>
      <text:p text:style-name="Normal"/>
      <text:p text:style-name="P129"/>
      <text:p text:style-name="Normal"/>
      <text:soft-page-break/>
      <text:p text:style-name="P130">Effect of Deforestation</text:p>
      <text:p text:style-name="Normal"/>
      <text:p text:style-name="P131">Forest are the lungs of our planet. Trees take carbon dioxide and release oxygen which is responsible for our living. Trees also provide shed to soil because of which soil remain moist. Trees also release water vapours, that’s why climate remains humid but due to the process of deforestation the climate becomes drier and hotter which make ecology difficult that leads to climate change. Also, this factor is mainly responsible for the forest fire.</text:p>
      <text:p text:style-name="P132"/>
      <text:p text:style-name="P133"/>
      <text:p text:style-name="P134"/>
      <text:p text:style-name="P135">Animal and plants which form flora and fauna across the world have to suffer due to the deforestation. Various animal species are lost, they loos their habitat and forced to move to a new location. It is very difficult for them to adopt new habitats. The cutting of trees is responsible for soil erosion. The fertile soil is held in place by intricate root structures of many layers of trees. Without trees, erosion often occurs and sweeps the land into nearby rivers. With the cutting of trees the soil is directly exposed to the sun which dries them dry. Deforestation is mainly responsible for floods, loss of biodiversity, food ecosystem, wildlife extinction and habitat loss.</text:p>
      <text:p text:style-name="P136"/>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ishabh Rawat</meta:initial-creator>
    <dc:creator>Mridul Rawat</dc:creator>
    <meta:creation-date>2021-11-18T17:40:00Z</meta:creation-date>
    <dc:date>2021-11-18T18:02:00Z</dc:date>
    <meta:template xlink:href="Normal" xlink:type="simple"/>
    <meta:editing-cycles>13</meta:editing-cycles>
    <meta:editing-duration>PT1320S</meta:editing-duration>
    <meta:document-statistic meta:page-count="12" meta:paragraph-count="24" meta:word-count="1829" meta:character-count="12234" meta:row-count="86" meta:non-whitespace-character-count="10429"/>
  </office:meta>
</office:document-meta>
</file>